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 svg:font-family="'Adobe Garamond Pro 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Adobe Garamond Pro" officeooo:rsid="000a5649" officeooo:paragraph-rsid="000a5649"/>
    </style:style>
    <style:style style:name="P2" style:family="paragraph" style:parent-style-name="Standard">
      <style:paragraph-properties fo:text-align="start" style:justify-single-word="false"/>
      <style:text-properties style:font-name="Adobe Garamond Pro" officeooo:rsid="000a5649" officeooo:paragraph-rsid="000a5649"/>
    </style:style>
    <style:style style:name="P3" style:family="paragraph" style:parent-style-name="Standard">
      <style:paragraph-properties fo:text-align="end" style:justify-single-word="false"/>
      <style:text-properties style:font-name="Adobe Garamond Pro" officeooo:rsid="000a8b57" officeooo:paragraph-rsid="000a8b57"/>
    </style:style>
    <style:style style:name="P4" style:family="paragraph" style:parent-style-name="Standard">
      <style:paragraph-properties fo:text-align="justify" style:justify-single-word="false"/>
      <style:text-properties style:font-name="Adobe Garamond Pro" officeooo:rsid="0014cf7f" officeooo:paragraph-rsid="00202b5f"/>
    </style:style>
    <style:style style:name="P5" style:family="paragraph" style:parent-style-name="Standard">
      <style:paragraph-properties fo:text-align="justify" style:justify-single-word="false"/>
      <style:text-properties style:font-name="Adobe Garamond Pro" officeooo:rsid="004f896e" officeooo:paragraph-rsid="001f76bc"/>
    </style:style>
    <style:style style:name="P6" style:family="paragraph" style:parent-style-name="Standard">
      <style:paragraph-properties fo:text-align="justify" style:justify-single-word="false"/>
      <style:text-properties style:font-name="Adobe Garamond Pro" officeooo:rsid="000c7d87" officeooo:paragraph-rsid="0019bbdf"/>
    </style:style>
    <style:style style:name="P7" style:family="paragraph" style:parent-style-name="Standard">
      <style:paragraph-properties fo:text-align="justify" style:justify-single-word="false"/>
      <style:text-properties style:font-name="Adobe Garamond Pro" officeooo:rsid="001cadb0" officeooo:paragraph-rsid="00202b5f"/>
    </style:style>
    <style:style style:name="P8" style:family="paragraph" style:parent-style-name="Standard">
      <style:paragraph-properties fo:text-align="justify" style:justify-single-word="false"/>
      <style:text-properties style:font-name="Adobe Garamond Pro" officeooo:rsid="00512052" officeooo:paragraph-rsid="002208e0"/>
    </style:style>
    <style:style style:name="P9" style:family="paragraph" style:parent-style-name="Standard">
      <style:paragraph-properties fo:text-align="justify" style:justify-single-word="false"/>
      <style:text-properties style:font-name="Adobe Garamond Pro" officeooo:rsid="00512052" officeooo:paragraph-rsid="0023086c"/>
    </style:style>
    <style:style style:name="P10" style:family="paragraph" style:parent-style-name="Standard">
      <style:paragraph-properties fo:text-align="justify" style:justify-single-word="false"/>
      <style:text-properties style:font-name="Adobe Garamond Pro" officeooo:rsid="00512052" officeooo:paragraph-rsid="002601ee"/>
    </style:style>
    <style:style style:name="P11" style:family="paragraph" style:parent-style-name="Standard">
      <style:paragraph-properties fo:text-align="justify" style:justify-single-word="false"/>
      <style:text-properties style:font-name="Adobe Garamond Pro" officeooo:rsid="002601ee" officeooo:paragraph-rsid="002601ee"/>
    </style:style>
    <style:style style:name="P12" style:family="paragraph" style:parent-style-name="Standard">
      <style:paragraph-properties fo:text-align="justify" style:justify-single-word="false"/>
      <style:text-properties style:font-name="Adobe Garamond Pro" officeooo:rsid="002601ee" officeooo:paragraph-rsid="003badad"/>
    </style:style>
    <style:style style:name="P13" style:family="paragraph" style:parent-style-name="Standard">
      <style:paragraph-properties fo:text-align="justify" style:justify-single-word="false"/>
      <style:text-properties style:font-name="Adobe Garamond Pro" officeooo:rsid="002cd8a5" officeooo:paragraph-rsid="002cd8a5"/>
    </style:style>
    <style:style style:name="P14" style:family="paragraph" style:parent-style-name="Standard">
      <style:paragraph-properties fo:text-align="justify" style:justify-single-word="false"/>
      <style:text-properties style:font-name="Adobe Garamond Pro" officeooo:rsid="002b344e" officeooo:paragraph-rsid="002cd8a5"/>
    </style:style>
    <style:style style:name="P15" style:family="paragraph" style:parent-style-name="Standard">
      <style:paragraph-properties fo:text-align="justify" style:justify-single-word="false"/>
      <style:text-properties style:font-name="Adobe Garamond Pro" officeooo:rsid="002feadc" officeooo:paragraph-rsid="0031d4af"/>
    </style:style>
    <style:style style:name="P16" style:family="paragraph" style:parent-style-name="Standard">
      <style:paragraph-properties fo:text-align="justify" style:justify-single-word="false"/>
      <style:text-properties style:font-name="Adobe Garamond Pro" officeooo:rsid="0031d4af" officeooo:paragraph-rsid="0032941c"/>
    </style:style>
    <style:style style:name="P17" style:family="paragraph" style:parent-style-name="Standard">
      <style:paragraph-properties fo:text-align="justify" style:justify-single-word="false"/>
      <style:text-properties style:font-name="Adobe Garamond Pro" officeooo:rsid="0031d4af" officeooo:paragraph-rsid="0031d4af"/>
    </style:style>
    <style:style style:name="P18" style:family="paragraph" style:parent-style-name="Standard">
      <style:paragraph-properties fo:text-align="justify" style:justify-single-word="false"/>
      <style:text-properties style:font-name="Adobe Garamond Pro" officeooo:rsid="0032941c" officeooo:paragraph-rsid="0032941c"/>
    </style:style>
    <style:style style:name="P19" style:family="paragraph" style:parent-style-name="Standard">
      <style:paragraph-properties fo:text-align="justify" style:justify-single-word="false"/>
      <style:text-properties style:font-name="Adobe Garamond Pro" officeooo:rsid="0032941c" officeooo:paragraph-rsid="003fd576"/>
    </style:style>
    <style:style style:name="P20" style:family="paragraph" style:parent-style-name="Standard">
      <style:paragraph-properties fo:text-align="justify" style:justify-single-word="false"/>
      <style:text-properties style:font-name="Adobe Garamond Pro" officeooo:rsid="0035c937" officeooo:paragraph-rsid="0035c937"/>
    </style:style>
    <style:style style:name="P21" style:family="paragraph" style:parent-style-name="Standard">
      <style:paragraph-properties fo:text-align="justify" style:justify-single-word="false"/>
      <style:text-properties style:font-name="Adobe Garamond Pro" officeooo:rsid="0037684a" officeooo:paragraph-rsid="003b9200"/>
    </style:style>
    <style:style style:name="P22" style:family="paragraph" style:parent-style-name="Standard">
      <style:paragraph-properties fo:text-align="justify" style:justify-single-word="false"/>
      <style:text-properties style:font-name="Adobe Garamond Pro" officeooo:rsid="003b9200" officeooo:paragraph-rsid="003b9200"/>
    </style:style>
    <style:style style:name="P23" style:family="paragraph" style:parent-style-name="Standard">
      <style:paragraph-properties fo:text-align="justify" style:justify-single-word="false"/>
      <style:text-properties style:font-name="Adobe Garamond Pro" officeooo:rsid="003badad" officeooo:paragraph-rsid="003badad"/>
    </style:style>
    <style:style style:name="P24" style:family="paragraph" style:parent-style-name="Standard">
      <style:paragraph-properties fo:text-align="justify" style:justify-single-word="false"/>
      <style:text-properties style:font-name="Adobe Garamond Pro" officeooo:rsid="00410851" officeooo:paragraph-rsid="00436c6d"/>
    </style:style>
    <style:style style:name="P25" style:family="paragraph" style:parent-style-name="Standard">
      <style:paragraph-properties fo:text-align="end" style:justify-single-word="false"/>
      <style:text-properties style:font-name="Adobe Garamond Pro" officeooo:rsid="0047b909" officeooo:paragraph-rsid="0047b909"/>
    </style:style>
    <style:style style:name="P26" style:family="paragraph" style:parent-style-name="Standard">
      <style:paragraph-properties fo:text-align="justify" style:justify-single-word="false"/>
      <style:text-properties style:font-name="Adobe Garamond Pro" officeooo:rsid="00436c6d" officeooo:paragraph-rsid="00436c6d"/>
    </style:style>
    <style:style style:name="P27" style:family="paragraph" style:parent-style-name="Standard">
      <style:paragraph-properties fo:text-align="start" style:justify-single-word="false"/>
      <style:text-properties style:font-name="Adobe Garamond Pro" officeooo:rsid="004abaa8" officeooo:paragraph-rsid="004abaa8"/>
    </style:style>
    <style:style style:name="P28" style:family="paragraph" style:parent-style-name="Standard">
      <style:paragraph-properties fo:text-align="start" style:justify-single-word="false"/>
      <style:text-properties style:font-name="Adobe Garamond Pro" officeooo:rsid="004abaa8" officeooo:paragraph-rsid="004c32d7"/>
    </style:style>
    <style:style style:name="P29" style:family="paragraph" style:parent-style-name="Standard">
      <style:paragraph-properties fo:text-align="justify" style:justify-single-word="false"/>
      <style:text-properties style:font-name="Adobe Garamond Pro" officeooo:rsid="004c32d7" officeooo:paragraph-rsid="005432c9"/>
    </style:style>
    <style:style style:name="P30" style:family="paragraph" style:parent-style-name="Standard">
      <style:paragraph-properties fo:text-align="justify" style:justify-single-word="false"/>
      <style:text-properties style:font-name="Adobe Garamond Pro" officeooo:rsid="004c32d7" officeooo:paragraph-rsid="0055cc07"/>
    </style:style>
    <style:style style:name="P31" style:family="paragraph" style:parent-style-name="Standard">
      <style:paragraph-properties fo:text-align="justify" style:justify-single-word="false"/>
      <style:text-properties style:font-name="Adobe Garamond Pro" officeooo:rsid="0055cc07" officeooo:paragraph-rsid="0055cc07"/>
    </style:style>
    <style:style style:name="P32" style:family="paragraph" style:parent-style-name="Standard">
      <style:paragraph-properties fo:text-align="start" style:justify-single-word="false"/>
      <style:text-properties style:font-name="Adobe Garamond Pro" officeooo:rsid="0055cc07" officeooo:paragraph-rsid="0055cc07"/>
    </style:style>
    <style:style style:name="P33" style:family="paragraph" style:parent-style-name="Standard">
      <style:paragraph-properties fo:text-align="justify" style:justify-single-word="false"/>
      <style:text-properties style:font-name="Adobe Garamond Pro" officeooo:rsid="004abaa8" officeooo:paragraph-rsid="005432c9"/>
    </style:style>
    <style:style style:name="P34" style:family="paragraph" style:parent-style-name="Standard">
      <style:paragraph-properties fo:text-align="justify" style:justify-single-word="false"/>
      <style:text-properties style:font-name="Adobe Garamond Pro" officeooo:rsid="004f79d3" officeooo:paragraph-rsid="0055cc07"/>
    </style:style>
    <style:style style:name="P35" style:family="paragraph" style:parent-style-name="Standard">
      <style:paragraph-properties fo:text-align="start" style:justify-single-word="false"/>
      <style:text-properties style:font-name="Adobe Garamond Pro" officeooo:rsid="0047b909" officeooo:paragraph-rsid="0047b909"/>
    </style:style>
    <style:style style:name="T1" style:family="text">
      <style:text-properties style:font-name="Adobe Garamond Pro Bold"/>
    </style:style>
    <style:style style:name="T2" style:family="text">
      <style:text-properties officeooo:rsid="005048f9"/>
    </style:style>
    <style:style style:name="T3" style:family="text">
      <style:text-properties officeooo:rsid="001af977"/>
    </style:style>
    <style:style style:name="T4" style:family="text">
      <style:text-properties officeooo:rsid="001cadb0"/>
    </style:style>
    <style:style style:name="T5" style:family="text">
      <style:text-properties officeooo:rsid="002208e0"/>
    </style:style>
    <style:style style:name="T6" style:family="text">
      <style:text-properties officeooo:rsid="0019a47e"/>
    </style:style>
    <style:style style:name="T7" style:family="text">
      <style:text-properties officeooo:rsid="0023f991"/>
    </style:style>
    <style:style style:name="T8" style:family="text">
      <style:text-properties officeooo:rsid="0025f932"/>
    </style:style>
    <style:style style:name="T9" style:family="text">
      <style:text-properties officeooo:rsid="002601ee"/>
    </style:style>
    <style:style style:name="T10" style:family="text">
      <style:text-properties officeooo:rsid="0027fc42"/>
    </style:style>
    <style:style style:name="T11" style:family="text">
      <style:text-properties officeooo:rsid="0031d4af"/>
    </style:style>
    <style:style style:name="T12" style:family="text">
      <style:text-properties officeooo:rsid="0032941c"/>
    </style:style>
    <style:style style:name="T13" style:family="text">
      <style:text-properties officeooo:rsid="0035c937"/>
    </style:style>
    <style:style style:name="T14" style:family="text">
      <style:text-properties officeooo:rsid="003b9200"/>
    </style:style>
    <style:style style:name="T15" style:family="text">
      <style:text-properties officeooo:rsid="003badad"/>
    </style:style>
    <style:style style:name="T16" style:family="text">
      <style:text-properties officeooo:rsid="003c8ecb"/>
    </style:style>
    <style:style style:name="T17" style:family="text">
      <style:text-properties officeooo:rsid="003fd576"/>
    </style:style>
    <style:style style:name="T18" style:family="text">
      <style:text-properties officeooo:rsid="00436c6d"/>
    </style:style>
    <style:style style:name="T19" style:family="text">
      <style:text-properties officeooo:rsid="004c32d7"/>
    </style:style>
    <style:style style:name="T20" style:family="text">
      <style:text-properties officeooo:rsid="004dd2e8"/>
    </style:style>
    <style:style style:name="T21" style:family="text">
      <style:text-properties officeooo:rsid="00505ac2"/>
    </style:style>
    <style:style style:name="T22" style:family="text">
      <style:text-properties officeooo:rsid="0052d86a"/>
    </style:style>
    <style:style style:name="T23" style:family="text">
      <style:text-properties officeooo:rsid="005432c9"/>
    </style:style>
    <style:style style:name="T24" style:family="text">
      <style:text-properties officeooo:rsid="0055cc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ois de lutte</text:span> </text:p>
      <text:p text:style-name="P1">Quentin Lobbé 2017</text:p>
      <text:p text:style-name="P2"/>
      <text:p text:style-name="P3">1.1</text:p>
      <text:p text:style-name="P20"/>
      <text:p text:style-name="P21">Au début du début du monde<text:span text:style-name="T13">, la forêt recouvrait et le ciel et les mers et les terres. Elle faisait courir ses longs doigts noueux en milles directions, traçant jusqu'aux bordures des ultimes </text:span>régions.<text:span text:style-name="T13"> Tige après tige. Branche contre Branche. </text:span>La forêt<text:span text:style-name="T13"> s'encrait. Se propageait. On la disait ingouvernable. Chaos de matière brute et sauvage. </text:span></text:p>
      <text:p text:style-name="P22">Mais les machines aujourd'hui l'aménagent. Elles la parcourent, y tracent des sillons. Elles y font éclater le jour, vomissent du béton. Ne reste que des ruines. Des enclaves condamnées. Et au cœur du Bois aux Ourses, la Centrale du Grand Mât de nouveau s'éveille. </text:p>
      <text:p text:style-name="P22">Surplombant la canopée, deux de ses trois énormes tours d'aération se mettent à gueuler, à hurler leur haine de la forêt. L'une au nord, froide et austère, tout en ciment. Que l'on entend craquer, se fissurer quand reviennent les matins glacés. Du cuivre recouvre la seconde, au sud. L'atmosphère en son sein y est irrespirable. Trop de chaleur et de feu s'en dégage. Au centre enfin, la tour blanche fait balance, assure l'équilibre derrière ses parois nacrées.</text:p>
      <text:p text:style-name="P6">Le brouillard s'étend au dessus. <text:span text:style-name="T14">Soudain, l</text:span>'affreuse bouche <text:span text:style-name="T14">cuivrée </text:span>recrache son air vicié. <text:span text:style-name="T14">D</text:span>es gaz plus lourd que la terre et plus léger que l'air. Ici la colonne de fumée noire monte haut. Décolle. Menaçante. Tellement chargée de boue qu'elle finit par retomber en cloche, laissant sur la cime des arbres une traînée sombre et grasse. <text:span text:style-name="T14">Rampant en silence,</text:span> <text:span text:style-name="T14">e</text:span>lle atteint sans peine la Ville Basse au premières lueurs du jour, portée par le vent.</text:p>
      <text:p text:style-name="P4">Le vent qui de nouveau se glisse entre les cheveux d'Esther, les contourne et se couche sur son front perlé de sueur. Le vent qui se gonfle et accélère. <text:span text:style-name="T3">P</text:span>our finalement descendre et dévaler sans peine la pente de ses bras. <text:span text:style-name="T4">Accompagnant d'un geste précis et fin la course de ses doigts.</text:span> Avec minutie Esther approche la flamme de la pièce d'acier. <text:span text:style-name="T4">Au cœur de</text:span> la matière le chaud chasse le froid. <text:span text:style-name="T4">Elle s'empare du marteau. Frappe. Et répète. Frappe et, sous ses coup, le bloc se ploie, s'assouplit. Il se laisse façonner. Esther martèle, frappe et arrondit les angles. Elle lui ordonne de s’allonger, de s'étirer en une longe tige effilée. Puis, elle dispose la pièce sur l'enclume et d'un coup sec la coupe en deux parties inégales. Deux formes. L'une comme un pied. L'autre comme une jambe. Entre les deux, elle fait s'articuler différents jeux de roulements, où s'entrechoquent des billes rouge sang.</text:span></text:p>
      <text:p text:style-name="P7">Orge <text:span text:style-name="T7">cesse de ruminer à l'ombre de l'atelier, décroche sa grosse carcasse de son fauteuil et d'un pas décidé la rejoint</text:span>. <text:span text:style-name="T15">S</text:span>'arc-boute et plante ses <text:span text:style-name="T7">lourde bottes</text:span> dans le sol boueux de l'Hordeaux. Muscles tendus, <text:span text:style-name="T7">il fait jouer</text:span> <text:span text:style-name="T15">tout le</text:span> poids de son corps <text:span text:style-name="T7">et</text:span> saisit la jambe d'acier à plaines mains. <text:span text:style-name="T7">Elle est encore brûlante. Il s'efforce pourtant de la</text:span> maint<text:span text:style-name="T8">enir</text:span> courbée, à bonne hauteur, pour les dernières soudures. <text:span text:style-name="T8">S'en perdre un instant, Esther enchaîne. Elle se saisit de l'extrémité flamboyante de son vieux chalumeau. Et alors qu'Orge totalement penché regarde par terre, Esther, elle, fixe la flamme à travers ses lunettes teintées. Changeante, mouvante. Ici orangée, ici bleutée.</text:span></text:p>
      <text:p text:style-name="P5">- <text:span text:style-name="T8">Tiens bon ! » Lui hurle-elle.</text:span></text:p>
      <text:p text:style-name="P5">Le feu jaillit <text:span text:style-name="T2">par</text:span> vague<text:span text:style-name="T2">s</text:span> successives du métal incandescent. <text:span text:style-name="T2">Esther insiste, sert les dents. Les étincelles se font volatiles et lassèrent l'air de grandes gerbes dorées. La matière à leur contact redevient tendre. Elle s'apprivoise à mesure qu’Esther la parcoure, plusieurs fois, de haut en bas. <text:s text:c="2"/></text:span></text:p>
      <text:p text:style-name="P10">Orge n'en peut plus. Ses bras flanchent. Sa bouche s'ouvre comme pour brailler. Mais rien n'en sort. <text:s/><text:span text:style-name="T9">Esther lève un bras, agite sa main. Lise, attentive sous le grand porche, capte le geste et coupe dans l'instant l'alimentation du poste à souder. </text:span>Orge s’effondre. <text:span text:style-name="T9">Contre coup.</text:span> <text:span text:style-name="T9">À </text:span>genoux dans la boue, <text:span text:style-name="T9">il</text:span> respire comme un bœuf. Esther rattrape au vol la <text:span text:style-name="T5">pièce terminée</text:span> qui manque de tomber.</text:p>
      <text:p text:style-name="P8">- <text:span text:style-name="T9">P</text:span>as si compliqué <text:span text:style-name="T9">au final</text:span>… » Conclue-elle en souriant, le visage maculé d'éclats argentés.</text:p>
      <text:p text:style-name="P8">- Parle pour toi et regarde mes mains plutôt.</text:p>
      <text:p text:style-name="P9"><text:span text:style-name="T15">Les</text:span> deux énormes paluches <text:span text:style-name="T15">d'Orge sont</text:span> rougies et meurtries, <text:span text:style-name="T9">malgré des gants de protection</text:span>. <text:span text:style-name="T9">Il les lui colle sous le menton.</text:span></text:p>
      <text:p text:style-name="P9"><text:soft-page-break/><text:span text:style-name="T9">- Écoute,</text:span> <text:span text:style-name="T9">s</text:span>i tu souffres <text:span text:style-name="T9">tant</text:span> mon chou, tu peux toujours demander à <text:span text:style-name="T6">Émildä </text:span>ou Léonie de te faire un onguent, <text:span text:style-name="T15">non </text:span>? </text:p>
      <text:p text:style-name="P11">- Ça va Orge ? H<text:span text:style-name="T15">o tes mains ! »</text:span> S'empresse d<text:span text:style-name="T15">'ajouter</text:span> Lise, l'agrippant entre ses bras.</text:p>
      <text:p text:style-name="P11">- Hmm … Oui, oui. C'est rien, rien qu'une petite brûlure.</text:p>
      <text:p text:style-name="P12">Visiblement gêné, Orge se redresse, <text:span text:style-name="T10">décontenancé</text:span> <text:span text:style-name="T10">et tente de retrouver, l'air de rien, un semblant de prestance. Le ciel au dessus de lui est chargé. Par delà l'épais manteau nuageux, le soleil étend ses doigts d'ambre sur la Ville Basse, tout autour de l'Hordeaux et caresse la lisière éloignée du Bois aux Ourses, d'où s'élève toujours une bien étrange fumée. <text:s/></text:span></text:p>
      <text:p text:style-name="P23">Esther dépose la jambe d'acier sur l'établi et la fait se couler au cœur d'une solide pièce de bois qui en <text:s/>épouse parfaitement la courbe. Elle offre à l'ossature métallique une chaire à habiter, une écorce pour se protéger. Le bois crépite et se contracte. La jambe est prête. De fines lanières de chanvres lui servent de tendons et font se conjuguer ses articulations. </text:p>
      <text:p text:style-name="P17">Dominant Esther, la bête attend <text:span text:style-name="T16">à l’abri du</text:span> du grand porche que l'on lui restitue son membre amputé. Araignée de bois aux vertèbres d'acier, <text:span text:style-name="T16">elle se laisse approcher</text:span>. La greffe prend, la jambe retrouve sa place. Orge vérifie les points de fixations.</text:p>
      <text:p text:style-name="P17">- Lise, tu peux l'essayer s'il te plaît ? » Propose Esther.</text:p>
      <text:p text:style-name="P17">- Moi … mais … je n'en ai jamais vraiment piloté.</text:p>
      <text:p text:style-name="P17">- Oui toi, mais il n'y a rien de compliqué, tu n'as qu'à faire un tour de la cour. Regarde, tu <text:span text:style-name="T16">dois être de</text:span> la même taille que Merle, <text:span text:style-name="T16">non ?</text:span> Je veux juste voir comment il se comporte. J'aimerais qu'à son retour, son passe-nasse soit réparé. Et puis Orge te rattrapera si tu tombes …</text:p>
      <text:p text:style-name="P15"><text:span text:style-name="T11">- C'est vrai ça ? » S'empresse de demander Lise. </text:span><text:s text:c="2"/></text:p>
      <text:p text:style-name="P14">- <text:span text:style-name="T11">Ne vas pas te faire de film petite, aller grimpe ! » Ajoute Orge.</text:span></text:p>
      <text:p text:style-name="P16">Il s'agenouille aux pieds du passe-nasse. Lise d'un bond lui saute sur les épaule et de là atteint le sommet de la créature. <text:span text:style-name="T12">Elle s’y allonge, étendant ses jambes et ses bras jusqu'à atteindre les poignées et leviers de contrôle. </text:span></text:p>
      <text:p text:style-name="P18">- Voilà, reste dans cette position et maintenant ramène ta main droite légèrement vers toi, sans relâcher les commandes ! Conseille Esther.</text:p>
      <text:p text:style-name="P19">La bête soudain s'éveille, grogne <text:span text:style-name="T17">et</text:span> puis s'avance. <text:span text:style-name="T17">L'u</text:span>n<text:span text:style-name="T17">e</text:span> après l<text:span text:style-name="T17">'</text:span>autre<text:span text:style-name="T17">,</text:span> <text:span text:style-name="T17">l</text:span>es six pattes <text:span text:style-name="T17">du passe-nasse</text:span> obéiss<text:span text:style-name="T17">e</text:span>nt aux gestes hésitant<text:span text:style-name="T16">s</text:span> de Lise, qui semble ramper <text:span text:style-name="T17">dessus le</text:span> sol. <text:span text:style-name="T17">Au jugé, la jambe réparée réagit bien. L'appui est assuré, bien équilibré. L'assiette semble stabilisée, l'axe respecté.</text:span> <text:span text:style-name="T17">Lise gagne en assurance, élève la voix et rameute la cour de l'Hordeaux autour d'elle. Les résidents, nouveaux militants, sorcières combattantes et autres copains de lutte s'approchent pour l'observer, sourires aux lèvres. Il en arrive chaque jour un peu plus, répondant à l'appel, rejoignant la meute.</text:span> </text:p>
      <text:p text:style-name="P24">Esther, <text:span text:style-name="T21">rassurée,</text:span> s'engouffre dans l'atelier. <text:span text:style-name="T16">Dedans, le soleil traverse la toiture de lauzes. </text:span>Car au dessus e<text:span text:style-name="T16">lles ne sont plus bien alignées. Hors d'âge. Ici tout semble figé. Du linge commun sèche entre deux vieux métiers à tisser. Les toiles y ont remplacé la laine que l'on filait à la main. La radio de Lise emplit la pièce de doux grésillements, branchée sur la fréquence de l'Hordeaux. Par delà les interférences, une compteuse récite des poèmes de fond des bois, nourris de la terre. À voix basse, chuchotés. Mais trop récents pour être connus. Elle hésite, se trompe, reprend. Esther se glisse dans l'une des alcôves creusées dans le mur. De la paille en tapisse encore la couche. Les gonds de la grille ont cédés il y a longtemps et la chaîne qui y est suspendue ne retient aujourd'hui que du vent. Elle se laisse tomber et retire son débardeur, trempé de sueur, pour en changer. </text:span></text:p>
      <text:p text:style-name="P26">La niche porte par endroit les stigmates de ses anciens pensionnaires. De grandes griffures en lassèrent encore les murs. Des marques dans la roche. Des plaies profondes. Esther remonte l'une des entailles du bout de ses doigts. Deviner les crocs. Ressentir le geste. Animal.</text:p>
      <text:p text:style-name="P13"><text:span text:style-name="T16">Au d</text:span>ehors, Lise est <text:span text:style-name="T16">toujours</text:span> perchée sur <text:span text:style-name="T16">le</text:span> <text:span text:style-name="T18">passe</text:span>-nasse, ravissant les nouveaux arrivants de ses prouesses. Esther s'approche d'Orge, <text:span text:style-name="T18">à pas de louve et</text:span> s'affale sur son dos. <text:span text:style-name="T18">Son dos t</text:span>out rond.</text:p>
      <text:p text:style-name="P13">- Dis moi, tu te souviens à <text:span text:style-name="T18">quoi</text:span> ça ressemblait une <text:span text:style-name="T18">o</text:span>urse ?</text:p>
      <text:p text:style-name="P13">- Non. Non, <text:span text:style-name="T18">je ne m'en rappelle pas</text:span>.</text:p>
      <text:p text:style-name="P13"/>
      <text:p text:style-name="P25"><text:soft-page-break/>1.2</text:p>
      <text:p text:style-name="P27"/>
      <text:p text:style-name="P29"/>
      <text:p text:style-name="P31">La feuille de papier lui glisse entre les doigts, Céphis peut la toucher du bout de ses ongles. Le son de la rotative dans les oreilles.</text:p>
      <text:p text:style-name="P31">- Tu peux l'atteindre ?</text:p>
      <text:p text:style-name="P31">- Oui presque !</text:p>
      <text:p text:style-name="P31">Il arrive à l'aggriper et décoince le mécanisme. La machine se relance. Les piles de tracts montent. Tous les deux s'assoient le long de la machine.</text:p>
      <text:p text:style-name="P31">Ils lisent le tract.</text:p>
      <text:p text:style-name="P29"/>
      <text:p text:style-name="P30"><text:span text:style-name="T22">L'</text:span>empattement <text:span text:style-name="T23">manque de finesse, il bave sur le bas du A. L'encre rouge déborde, s'échappe et trace de petites ravines le long du tracte. Les boucles et les déliés sont suffisamment amples. Les majuscules encerclent la gravure de la centrale du Grand Mât. </text:span></text:p>
      <text:p text:style-name="P30"/>
      <text:p text:style-name="P30"><text:span text:style-name="T23">Ne lui font aucune place. Les lettres étouffent. Les lettres engloutissent. Les points et les virgules</text:span> </text:p>
      <text:p text:style-name="P30"/>
      <text:p text:style-name="P30">Il bave sur le bas du A, <text:span text:style-name="T20">y</text:span> trace de petites racines d'encre qui s'écoulent suivant le relief du papier. <text:span text:style-name="T20">Les boucles et les déliés sont suffisamment amples, tracent et soutiennent la ligne de fuite portée par le texte. La ligne de lute, la crête souple et funambule sur laquelle s'engage la défense du Bois aux Ourses. Dicté par Lalouve, transcrit par Céphis, l'appel au soulèvement de toutes les Villes Basses contre la Centrale et son monde est imprimé en grande quantité. Plus que nécessaire à vrai dire, mais Céphis sait que l'instant est vitale. Il parcoure les allées de rotatives qui s'essoufflent et usent leurs rouleaux sous les mots pleins de rage du manifeste. Lalouve à fait évoluer son propos, ses idées ont évoluées en trois semaines de confrontation. L'Hordaux s'est emplit, la meute a grandi. Céphis a du adapter son vocabulaire. Il vérifie aujourd'hui le résultat. L'empattement est donc trop gras.</text:span></text:p>
      <text:p text:style-name="P30"><text:span text:style-name="T20">- Quelqu’un peu me corriger ça ? L'une des imprimantes doit avoir un défaut ... <text:s text:c="7"/></text:span><text:s/></text:p>
      <text:p text:style-name="P34">C'est l'effervescence dans la reprographie improvisée. Les anciens métier à tisser ont été pousser le long des murs du second atelier. Imprimantes et sérigraphieuses règnent sur les lieux. <text:s/></text:p>
      <text:p text:style-name="P29"/>
      <text:p text:style-name="P31">Là un extrait du tract … </text:p>
      <text:p text:style-name="P29"/>
      <text:p text:style-name="P30"><text:span text:style-name="T24">Céphis vérifie que les tracts sont bien envoyés partout en attendant le retour de lalouve. </text:span><text:s/></text:p>
      <text:p text:style-name="P33"/>
      <text:p text:style-name="P28"><text:span text:style-name="T19">Céphis est appelé pour donner un coup de main à l'entrée de l'Hordaux, là il doit traduire les instructions que lui donne Hache. Lise est sur son passe-nasse. Céphis oriente les nouveaux venus vers Lise qui connaît quelques langues.</text:span></text:p>
      <text:p text:style-name="P35"/>
      <text:p text:style-name="P32">Il s'éloigne et quitte l'Hordeaux pour rejoindre la tour de garde, là des drônes sont abatus.</text:p>
      <text:p text:style-name="P32">Au loin ils arrvi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 svg:font-family="'Adobe Garamond Pro 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1:13:41.136799414</meta:creation-date>
    <dc:date>2018-01-02T22:50:51.739623184</dc:date>
    <meta:editing-duration>PT2H9M50S</meta:editing-duration>
    <meta:editing-cycles>42</meta:editing-cycles>
    <meta:generator>LibreOffice/4.2.8.2$Linux_X86_64 LibreOffice_project/420m0$Build-2</meta:generator>
    <meta:document-statistic meta:table-count="0" meta:image-count="0" meta:object-count="0" meta:page-count="3" meta:paragraph-count="50" meta:word-count="1816" meta:character-count="10639" meta:non-whitespace-character-count="8838"/>
  </office:meta>
</office:document-meta>
</file>